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wa klasy: bankomat</text:p>
      <text:p text:style-name="Standard">atrybut_klasy: ilosc_wcisniec_wszystki_obiektow_klasy</text:p>
      <text:p text:style-name="Standard">atrybut: wyplata_pieniedzy</text:p>
      <text:p text:style-name="Standard">metoda: wyplac_pieniadze</text:p>
      <text:p text:style-name="Standard">atrybut: wplata_pieniedzy</text:p>
      <text:p text:style-name="Standard">metoda:wyplac_pieniadze</text:p>
      <text:p text:style-name="Standard">atrybut: stan_konta</text:p>
      <text:p text:style-name="Standard">metoda: sprawdz_stan_kon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5T14:08:33.34</meta:creation-date>
    <meta:document-statistic meta:table-count="0" meta:image-count="0" meta:object-count="0" meta:page-count="1" meta:paragraph-count="8" meta:word-count="16" meta:character-count="217"/>
    <dc:date>2020-06-25T14:23:05.05</dc:date>
    <meta:editing-duration>PT14M32S</meta:editing-duration>
    <meta:editing-cycles>1</meta:editing-cycles>
    <meta:generator>OpenOffice/4.1.6$Win32 OpenOffice.org_project/416m1$Build-9790</meta:generator>
  </office:meta>
</office:document-meta>
</file>